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6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S</text:span>;<text:line-break/></text:p>
            </text:list-item>
            <text:list-item>
              <text:p text:style-name="P10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."/>Inserir registros na tabela.<text:bookmark-end text:name="inserir-registros-na-tabela."/></text:h>
      <text:list text:style-name="L25">
        <text:list-item>
          <text:p text:style-name="P25">Existem diversas formas de inserir dados na tabela, entre eles temos:<text:line-break/></text:p>
          <text:list text:style-name="L26">
            <text:list-item>
              <text:p text:style-name="P26">Omitindo colunas/campos.<text:line-break/></text:p>
              <text:list text:style-name="L27">
                <text:list-item>
                  <text:p text:style-name="P27">Determina apenas a tabela, que puxa todos os campos para serem preenchidos, na ordem que aparece na tabela.<text:line-break/></text:p>
                </text:list-item>
                <text:list-item>
                  <text:p text:style-name="P27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26">Colocando as colunas. </text:p>
              <text:list text:style-name="L28">
                <text:list-item>
                  <text:p text:style-name="P28">Especifica a ordem das entradas e os campos a serem preenchidos.<text:line-break/></text:p>
                </text:list-item>
                <text:list-item>
                  <text:p text:style-name="P28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26">INSERT COMPACTO, somente <text:span text:style-name="T1">MySQL</text:span>.<text:line-break/></text:p>
              <text:list text:style-name="L29">
                <text:list-item>
                  <text:p text:style-name="P29">Insere diversos registros de uma vez, na ordem que aparecem na tabela.<text:line-break/></text:p>
                </text:list-item>
                <text:list-item>
                  <text:p text:style-name="P29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30">
        <text:list-item>
          <text:p text:style-name="P30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30">O que são e o que fazem os administradores:<text:line-break/></text:p>
          <text:list text:style-name="L31">
            <text:list-item>
              <text:p text:style-name="P31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31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30">Acesso ao <text:span text:style-name="T1">MySQL</text:span> pelo terminal é necessario usar o comando:<text:line-break/>mysql -u root -p<text:line-break/></text:p>
          <text:list text:style-name="L32">
            <text:list-item>
              <text:p text:style-name="P32">Depois colocar a senha.<text:line-break/></text:p>
            </text:list-item>
          </text:list>
        </text:list-item>
        <text:list-item>
          <text:p text:style-name="P30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3 - Coman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6T18:03:45Z</meta:creation-date>
    <dc:date>2022-03-16T18:03:45Z</dc:date>
    <meta:user-defined meta:name="date" meta:value-type="string">2022-03-16</meta:user-defined>
    <meta:user-defined meta:name="output" meta:value-type="string"/>
  </office:meta>
</office:document-meta>
</file>